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a xlink:type="simple" xlink:href="https://rockingsoccer.com/lv/futbols/help/home/category-15/article-64" text:style-name="Internet_20_link" text:visited-style-name="Visited_20_Internet_20_Link">https://rockingsoccer.com/lv/futbols/help/home/category-15/article-64</text:a></text:h>
      <text:h text:style-name="P2" text:outline-level="1">Padomi un triki: Sastāvu izveide</text:h>
      <text:p text:style-name="P1">Ir ļoti svarīgi izvēlēties pareizo sastāvu spēlei. Protams, ja tavi spēlētāji ir vāji, tad visticamāk tu zaudēsi spēli, bet bieži tieši taktiskās nianses izšķir spēles likteni.</text:p>
      <text:p text:style-name="P1">Izmēģini dažādus izkārtojumus un izmanto spēļu analīzes, lai atrastu sev piemērotāko. Atceries, ka analīzes sastāv no nejauši izvēlētiem notikumiem, <text:span text:style-name="T1"><office:annotation office:name="__Annotation__0_3500891322"><dc:creator>Unknown Author</dc:creator><dc:date>2018-11-09T11:41:59.636000000</dc:date><text:p text:style-name="P4"><text:span text:style-name="T2">tāpēc</text:span></text:p></office:annotation></text:span><text:span text:style-name="T1">tapēc</text:span><office:annotation-end office:name="__Annotation__0_3500891322"/> tās nedod simtprocentīgi patiesu rezultātu.</text:p>
      <text:h text:style-name="P3" text:outline-level="3">Interesantas pozīcijas</text:h>
      <text:p text:style-name="P1">Ir vērts apsvērt dažu svarīgu pozīciju iekļaušanu sastāvā. Piemēram, spēcīgs DCB pozīcijas aizsargs ir laba izvēle, jo tas vienmēr paliks aizsardzības zonā. Labs uz aizsardzību tendēts pussargs arī var būt noderīgs, jo tas var apturēt uzbrukumus pirms tie nonāk līdz aizsardzības zonai.</text:p>
      <text:h text:style-name="P3" text:outline-level="3">Pārkoncentrēšana</text:h>
      <text:p text:style-name="P1">Pārāk daudz aizsargu izmantošana var nākt par sliktu, jo lielākā spēles daļa tiks pavadīta tavā aizsardzības zonā. Tas paver lielas iespējas pretiniekam uz dažādiem vārtu gūšanas momentiem.</text:p>
      <text:p text:style-name="P1">Līdzīgu spēlētāju atrašanās līdzīgās pozīcijās var būt bezjēdzīga, jo abi centīsies izpildīt identiskus spēles uzdevum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1:41:22.806000000</meta:creation-date>
    <dc:date>2018-11-09T11:45:49.681000000</dc:date>
    <meta:editing-duration>PT4M26S</meta:editing-duration>
    <meta:editing-cycles>2</meta:editing-cycles>
    <meta:generator>LibreOffice/6.1.3.2$Windows_X86_64 LibreOffice_project/86daf60bf00efa86ad547e59e09d6bb77c699acb</meta:generator>
    <meta:document-statistic meta:table-count="0" meta:image-count="0" meta:object-count="0" meta:page-count="1" meta:paragraph-count="9" meta:word-count="144" meta:character-count="1109" meta:non-whitespace-character-count="974"/>
  </office:meta>
</office:document-meta>
</file>